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7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2cm" presentation:class="title">
          <draw:text-box>
            <text:p text:style-name="P1">GDD for GWJ67 - <text:span text:style-name="T1">Parasite</text:span></text:p>
          </draw:text-box>
        </draw:frame>
        <draw:frame presentation:style-name="pr2" draw:text-style-name="P2" draw:layer="layout" svg:width="23.911cm" svg:height="13.229cm" svg:x="2.058cm" svg:y="5.837cm" presentation:class="outline" presentation:user-transformed="true">
          <draw:text-box>
            <text:p><text:span text:style-name="T1">I'm </text:span>gona try using this as a GDD.</text:p>
            <text:p/>
            <text:p>Hopefully I'll actually use a GDD this time, rather than creating it at the start and winging it afterwards.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Game vibe</text:p>
          </draw:text-box>
        </draw:frame>
        <draw:frame presentation:style-name="pr5" draw:layer="layout" svg:width="23.911cm" svg:height="13.229cm" svg:x="2.058cm" svg:y="5.837cm" presentation:class="outline" presentation:user-transformed="true">
          <draw:text-box>
            <text:p>Rather than <text:s/>designing a game up-front and creating a detailed plan I would like to focus on 2 things:</text:p>
            <text:list text:style-name="L2">
              <text:list-item>
                <text:p>Making things that are self-contained</text:p>
              </text:list-item>
              <text:list-item>
                <text:p>Focus on how I want the player to feel while playing the game - design around how the player experiences the game, one step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>
          <draw:text-box>
            <text:p>What I want to make?</text:p>
          </draw:text-box>
        </draw:frame>
        <draw:frame presentation:style-name="pr5" draw:layer="layout" svg:width="23.911cm" svg:height="13.229cm" svg:x="2.058cm" svg:y="5.837cm" presentation:class="outline">
          <draw:text-box>
            <text:p>These are the things I would like to give a shot in this game jam:</text:p>
            <text:list text:style-name="L2">
              <text:list-item>
                <text:p>Low poly stuff with pixel art textures</text:p>
              </text:list-item>
              <text:list-item>
                <text:p>2D Shader VFX</text:p>
              </text:list-item>
              <text:list-item>
                <text:p>Mini games</text:p>
              </text:list-item>
              <text:list-item>
                <text:p>Static camera with multiple rooms</text:p>
              </text:list-item>
              <text:list-item>
                <text:p>Voice ac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2cm" presentation:class="title" presentation:user-transformed="true">
          <draw:text-box>
            <text:p>The theme</text:p>
          </draw:text-box>
        </draw:frame>
        <draw:frame presentation:style-name="pr5" draw:layer="layout" svg:width="23.911cm" svg:height="13.229cm" svg:x="2.058cm" svg:y="5.837cm" presentation:class="outline">
          <draw:text-box>
            <text:p>The theme is "Parasite" - the axioms of this theme are as follows:</text:p>
            <text:list text:style-name="L2">
              <text:list-item>
                <text:p>There needs to be one or more entity that infests <text:span text:style-name="T2">something</text:span> in the game.</text:p>
              </text:list-item>
              <text:list-item>
                <text:p>The player plays the role of the parasite OR the parasite is the primary antagonist</text:p>
              </text:list-item>
            </text:list>
            <text:p/>
            <text:p>So far I'm leaning towards the player acting as a defender of a space ship or base that is attacked by infested enemi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style:font-size-asian="18pt" style:font-size-complex="18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598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598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598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598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598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598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598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 style:font-size-asian="18pt" style:font-size-complex="18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7cm" svg:x="2.058cm" svg:y="1.542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7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.001cm">
        <text:p/>
      </draw:rect>
      <draw:rect presentation:style-name="Mpr2" draw:text-style-name="MP1" draw:layer="backgroundobjects" svg:width="0.504cm" svg:height="2.551cm" svg:x="0cm" svg:y="6.614cm">
        <text:p/>
      </draw:rect>
      <draw:rect presentation:style-name="Mpr2" draw:text-style-name="MP1" draw:layer="backgroundobjects" svg:width="0.504cm" svg:height="2.551cm" svg:x="0cm" svg:y="3.245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Win32 OpenOffice.org_project/4113m1$Build-9810</meta:generator>
    <dc:title>Ocean Lodowaty</dc:title>
    <dc:description>Szare tło z szaro-niebieskimi plamami</dc:description>
    <meta:creation-date>2024-03-09T19:58:28.08</meta:creation-date>
    <dc:language>pl-PL</dc:language>
    <meta:editing-cycles>18</meta:editing-cycles>
    <meta:editing-duration>PT2H39M24S</meta:editing-duration>
    <meta:initial-creator>Jakub </meta:initial-creator>
    <dc:date>2024-03-09T22:38:00.29</dc:date>
    <dc:creator>Jakub </dc:creator>
    <meta:document-statistic meta:object-count="28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../../../../../../Program%20Files%20(x86)/OpenOffice%204/share/template/pl/layout/lyt-cool.otp"/>
  </office:meta>
</office:document-meta>
</file>